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1.557cm" svg:height="1.175cm" svg:x="8.493cm" svg:y="19.542cm">
          <text:p text:style-name="P1">Hardware, or simulated hardware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10.922cm" svg:height="0.889cm" svg:x="8.747cm" svg:y="17.891cm">
          <text:p text:style-name="P1">Provide Interface to hard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6.35cm" svg:height="1.27cm" svg:x="2.016cm" svg:y="12.811cm">
          <text:p text:style-name="P1">Database 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6.35cm" svg:height="1.143cm" svg:x="11.033cm" svg:y="15.097cm">
          <text:p text:style-name="P1">Alpaca 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4.271cm" svg:y1="19.542cm" svg:x2="14.208cm" svg:y2="18.78cm" draw:start-shape="id1" draw:start-glue-point="0" draw:end-shape="id2" draw:end-glue-point="2" svg:d="m14271 19542-63-762" svg:viewBox="0 0 64 763">
          <text:p/>
        </draw:connector>
        <draw:custom-shape draw:style-name="gr1" draw:text-style-name="P1" xml:id="id4" draw:id="id4" draw:layer="layout" svg:width="3.048cm" svg:height="1.905cm" svg:x="2.016cm" svg:y="15.478cm">
          <text:p text:style-name="P1">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5.191cm" svg:y1="14.081cm" svg:x2="3.54cm" svg:y2="15.478cm" draw:start-shape="id3" draw:start-glue-point="2" draw:end-shape="id4" draw:end-glue-point="0" svg:d="m5191 14081-1651 1397" svg:viewBox="0 0 1652 1398">
          <text:p/>
        </draw:connector>
        <draw:custom-shape draw:style-name="gr1" draw:text-style-name="P1" xml:id="id6" draw:id="id6" draw:layer="layout" svg:width="12.065cm" svg:height="2.54cm" svg:x="1cm" svg:y="1cm">
          <text:p text:style-name="P1">User 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4.953cm" svg:height="1.524cm" svg:x="20.558cm" svg:y="6.715cm">
          <text:p text:style-name="P1">Alert Cla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3.034cm" svg:y1="6.715cm" svg:x2="13.065cm" svg:y2="2.27cm" draw:start-shape="id5" draw:start-glue-point="0" draw:end-shape="id6" draw:end-glue-point="1" svg:d="m23034 6715-9969-4445" svg:viewBox="0 0 9970 4446">
          <text:p/>
        </draw:connector>
        <draw:connector draw:style-name="gr2" draw:text-style-name="P1" draw:layer="layout" draw:type="line" svg:x1="17.383cm" svg:y1="15.668cm" svg:x2="23.034cm" svg:y2="8.239cm" draw:start-shape="id7" draw:start-glue-point="1" draw:end-shape="id5" draw:end-glue-point="2" svg:d="m17383 15668 5651-7429" svg:viewBox="0 0 5652 7430">
          <text:p/>
        </draw:connector>
        <draw:custom-shape draw:style-name="gr1" draw:text-style-name="P1" xml:id="id8" draw:id="id8" draw:layer="layout" svg:width="4.191cm" svg:height="1.27cm" svg:x="14.97cm" svg:y="9.636cm">
          <text:p text:style-name="P1">GPS Cla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4.208cm" svg:y1="15.097cm" svg:x2="17.065cm" svg:y2="10.906cm" draw:start-shape="id7" draw:start-glue-point="0" draw:end-shape="id8" draw:end-glue-point="2" svg:d="m14208 15097 2857-4191" svg:viewBox="0 0 2858 4192">
          <text:p/>
        </draw:connector>
        <draw:connector draw:style-name="gr2" draw:text-style-name="P1" draw:layer="layout" draw:type="line" svg:x1="19.161cm" svg:y1="10.271cm" svg:x2="20.558cm" svg:y2="7.477cm" draw:start-shape="id8" draw:start-glue-point="1" draw:end-shape="id5" draw:end-glue-point="3" svg:d="m19161 10271 1397-2794" svg:viewBox="0 0 1398 2795">
          <text:p/>
        </draw:connector>
        <draw:custom-shape draw:style-name="gr1" draw:text-style-name="P1" xml:id="id9" draw:id="id9" draw:layer="layout" svg:width="4.191cm" svg:height="1.27cm" svg:x="2.143cm" svg:y="9.128cm">
          <text:p text:style-name="P1">Map Class</text:p>
          <text:p text:style-name="P1">Display m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4.238cm" svg:y1="9.128cm" svg:x2="7.032cm" svg:y2="3.54cm" draw:start-shape="id9" draw:start-glue-point="0" draw:end-shape="id6" draw:end-glue-point="2" svg:d="m4238 9128 2794-5588" svg:viewBox="0 0 2795 5589">
          <text:p/>
        </draw:connector>
        <draw:custom-shape draw:style-name="gr1" draw:text-style-name="P1" xml:id="id10" draw:id="id10" draw:layer="layout" svg:width="9.017cm" svg:height="2.413cm" svg:x="17.923cm" svg:y="1.127cm">
          <text:p text:style-name="P1">Settings Class</text:p>
          <text:p text:style-name="P1">-maintains settings for alerts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7.923cm" svg:y1="2.333cm" svg:x2="13.065cm" svg:y2="2.27cm" draw:start-shape="id10" draw:start-glue-point="3" draw:end-shape="id6" draw:end-glue-point="1" svg:d="m17923 2333-4858-63" svg:viewBox="0 0 4859 64">
          <text:p/>
        </draw:connector>
        <draw:connector draw:style-name="gr3" draw:text-style-name="P1" draw:layer="layout" draw:type="line" svg:x1="23.034cm" svg:y1="6.715cm" svg:x2="22.431cm" svg:y2="3.54cm" draw:start-shape="id5" draw:start-glue-point="0" draw:end-shape="id10" draw:end-glue-point="2" svg:d="m23034 6715-603-3175" svg:viewBox="0 0 604 3176">
          <text:p/>
        </draw:connector>
        <draw:connector draw:style-name="gr3" draw:text-style-name="P1" draw:layer="layout" draw:type="line" svg:x1="6.334cm" svg:y1="9.763cm" svg:x2="14.97cm" svg:y2="10.271cm" draw:start-shape="id9" draw:start-glue-point="1" draw:end-shape="id8" draw:end-glue-point="3" svg:d="m6334 9763 8636 508" svg:viewBox="0 0 8637 509">
          <text:p/>
        </draw:connector>
        <draw:custom-shape draw:style-name="gr1" draw:text-style-name="P1" xml:id="id11" draw:id="id11" draw:layer="layout" svg:width="6.255cm" svg:height="2.286cm" svg:x="20.685cm" svg:y="12.811cm">
          <text:p text:style-name="P1">Hardware Info Cla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9.669cm" svg:y1="18.335cm" svg:x2="23.812cm" svg:y2="15.097cm" draw:start-shape="id2" draw:start-glue-point="1" draw:end-shape="id11" draw:end-glue-point="2" svg:d="m19669 18335 4143-3238" svg:viewBox="0 0 4144 3239">
          <text:p/>
        </draw:connector>
        <draw:connector draw:style-name="gr2" draw:text-style-name="P1" draw:layer="layout" draw:type="line" svg:x1="23.812cm" svg:y1="12.811cm" svg:x2="13.065cm" svg:y2="2.27cm" draw:start-shape="id11" draw:start-glue-point="0" draw:end-shape="id6" draw:end-glue-point="1" svg:d="m23812 12811-10747-10541" svg:viewBox="0 0 10748 10542">
          <text:p/>
        </draw:connector>
        <draw:custom-shape draw:style-name="gr1" draw:text-style-name="P1" xml:id="id12" draw:id="id12" draw:layer="layout" svg:width="7.239cm" svg:height="1.905cm" svg:x="7.35cm" svg:y="6.207cm">
          <text:p text:style-name="P1">Reporter Class</text:p>
          <text:p text:style-name="P1">-derives calculated in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4.208cm" svg:y1="15.097cm" svg:x2="10.969cm" svg:y2="8.112cm" draw:start-shape="id7" draw:start-glue-point="0" draw:end-shape="id12" draw:end-glue-point="2" svg:d="m14208 15097-3239-6985" svg:viewBox="0 0 3240 6986">
          <text:p/>
        </draw:connector>
        <draw:connector draw:style-name="gr2" draw:text-style-name="P1" draw:layer="layout" draw:type="line" svg:x1="10.969cm" svg:y1="6.207cm" svg:x2="7.032cm" svg:y2="3.54cm" draw:start-shape="id12" draw:start-glue-point="0" draw:end-shape="id6" draw:end-glue-point="2" svg:d="m10969 6207-3937-2667" svg:viewBox="0 0 3938 2668">
          <text:p/>
        </draw:connector>
        <draw:connector draw:style-name="gr2" draw:text-style-name="P1" draw:layer="layout" draw:type="line" svg:x1="22.431cm" svg:y1="3.54cm" svg:x2="5.191cm" svg:y2="12.811cm" draw:start-shape="id10" draw:start-glue-point="2" draw:end-shape="id3" draw:end-glue-point="0" svg:d="m22431 3540-17240 9271" svg:viewBox="0 0 17241 9272">
          <text:p/>
        </draw:connector>
        <draw:connector draw:style-name="gr3" draw:text-style-name="P1" draw:layer="layout" draw:type="line" svg:x1="11.033cm" svg:y1="15.668cm" svg:x2="8.366cm" svg:y2="13.446cm" draw:start-shape="id7" draw:start-glue-point="3" draw:end-shape="id3" draw:end-glue-point="1" svg:d="m11033 15668-2667-2222" svg:viewBox="0 0 2668 2223">
          <text:p/>
        </draw:connector>
        <draw:connector draw:style-name="gr2" draw:text-style-name="P1" draw:layer="layout" draw:type="line" svg:x1="14.208cm" svg:y1="17.891cm" svg:x2="14.208cm" svg:y2="16.24cm" draw:start-shape="id2" draw:start-glue-point="0" draw:end-shape="id7" draw:end-glue-point="2" svg:d="m14208 17891v-1651" svg:viewBox="0 0 1 1652">
          <text:p/>
        </draw:connector>
        <draw:connector draw:style-name="gr2" draw:text-style-name="P1" draw:layer="layout" draw:type="line" svg:x1="23.812cm" svg:y1="12.811cm" svg:x2="23.034cm" svg:y2="8.239cm" draw:start-shape="id11" draw:start-glue-point="0" draw:end-shape="id5" draw:end-glue-point="2" svg:d="m23812 12811-778-4572" svg:viewBox="0 0 779 4573">
          <text:p/>
        </draw:connector>
        <draw:connector draw:style-name="gr3" draw:text-style-name="P1" draw:layer="layout" draw:type="line" svg:x1="5.191cm" svg:y1="12.811cm" svg:x2="4.238cm" svg:y2="10.398cm" draw:start-shape="id3" draw:start-glue-point="0" draw:end-shape="id9" draw:end-glue-point="2" svg:d="m5191 12811-953-2413" svg:viewBox="0 0 954 24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ster </meta:initial-creator>
    <meta:creation-date>2014-03-23T15:39:51.344640002</meta:creation-date>
    <meta:printed-by>master </meta:printed-by>
    <meta:print-date>2014-03-23T15:41:10.350740845</meta:print-date>
    <dc:date>2014-03-23T20:00:36.262825242</dc:date>
    <dc:creator>master </dc:creator>
    <meta:editing-duration>PT1H40M5S</meta:editing-duration>
    <meta:editing-cycles>11</meta:editing-cycles>
    <meta:generator>LibreOffice/4.1.3.2$Linux_X86_64 LibreOffice_project/410m0$Build-2</meta:generator>
    <meta:document-statistic meta:object-count="31"/>
  </office:meta>
</office:document-meta>
</file>